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6.077cm" fo:margin-left="-1.439cm" fo:margin-right="1.062cm" table:align="margins"/>
    </style:style>
    <style:style style:name="Tabela1.A" style:family="table-column">
      <style:table-column-properties style:column-width="3.022cm" style:rel-column-width="7593*"/>
    </style:style>
    <style:style style:name="Tabela1.B" style:family="table-column">
      <style:table-column-properties style:column-width="3.14cm" style:rel-column-width="7890*"/>
    </style:style>
    <style:style style:name="Tabela1.C" style:family="table-column">
      <style:table-column-properties style:column-width="3.48cm" style:rel-column-width="8745*"/>
    </style:style>
    <style:style style:name="Tabela1.D" style:family="table-column">
      <style:table-column-properties style:column-width="2.891cm" style:rel-column-width="7265*"/>
    </style:style>
    <style:style style:name="Tabela1.E" style:family="table-column">
      <style:table-column-properties style:column-width="3.006cm" style:rel-column-width="7553*"/>
    </style:style>
    <style:style style:name="Tabela1.F" style:family="table-column">
      <style:table-column-properties style:column-width="2.782cm" style:rel-column-width="6990*"/>
    </style:style>
    <style:style style:name="Tabela1.G" style:family="table-column">
      <style:table-column-properties style:column-width="2.242cm" style:rel-column-width="5634*"/>
    </style:style>
    <style:style style:name="Tabela1.H" style:family="table-column">
      <style:table-column-properties style:column-width="2.755cm" style:rel-column-width="6924*"/>
    </style:style>
    <style:style style:name="Tabela1.I" style:family="table-column">
      <style:table-column-properties style:column-width="2.762cm" style:rel-column-width="6941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I1" style:family="table-cell">
      <style:table-cell-properties style:vertical-align="middle"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H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 style:text-autospace="none" style:writing-mode="lr-tb"/>
    </style:style>
    <style:style style:name="P6" style:family="paragraph" style:parent-style-name="Text_20_body">
      <style:text-properties style:font-name="Arial1" fo:font-size="13pt" fo:font-weight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3pt"/>
    </style:style>
    <style:style style:name="P8" style:family="paragraph" style:parent-style-name="Text_20_body">
      <style:paragraph-properties fo:text-align="start" style:justify-single-word="false"/>
    </style:style>
    <style:style style:name="T1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9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Arial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9pt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fo:font-size="11pt" fo:font-weight="bold"/>
    </style:style>
    <style:style style:name="T9" style:family="text">
      <style:text-properties style:font-name="Arial1" fo:font-size="11pt" fo:font-weight="bold" style:font-size-asian="11pt" style:font-size-complex="11pt"/>
    </style:style>
    <style:style style:name="T10" style:family="text">
      <style:text-properties style:font-name="Arial1" fo:font-size="13pt"/>
    </style:style>
    <style:style style:name="T11" style:family="text">
      <style:text-properties style:font-name="Arial1" fo:font-size="13pt" fo:font-weight="bold"/>
    </style:style>
    <style:style style:name="T12" style:family="text">
      <style:text-properties style:font-name="Arial"/>
    </style:style>
    <style:style style:name="T13" style:family="text">
      <style:text-properties fo:font-size="11pt" fo:font-weight="bold"/>
    </style:style>
    <style:style style:name="T14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4">Harmonogram</text:p>
            <text:p text:style-name="P4">pracy przychodni</text:p>
            <text:p text:style-name="P4">Zbrosławice</text:p>
            <text:p text:style-name="Table_20_Contents"/>
          </table:table-cell>
          <table:table-cell table:style-name="Tabela1.A1" office:value-type="string">
            <text:p text:style-name="P5"><text:span text:style-name="T1">dr n. med. <text:s/></text:span><text:span text:style-name="T2">specjalista medycyny rodzinnej </text:span><text:span text:style-name="T3">Barbara Pietrasińska</text:span><text:span text:style-name="T4"> <text:s/></text:span></text:p>
          </table:table-cell>
          <table:table-cell table:style-name="Tabela1.A1" office:value-type="string">
            <text:p text:style-name="P5"><text:span text:style-name="T5">lek. med. rodzinny </text:span><text:span text:style-name="T6">Joanna Wach-Sury</text:span></text:p>
          </table:table-cell>
          <table:table-cell table:style-name="Tabela1.A1" office:value-type="string">
            <text:p text:style-name="P3">lek. specjalista medycyny rodzinnej <text:span text:style-name="T7">Anna Gradzik</text:span></text:p>
          </table:table-cell>
          <table:table-cell table:style-name="Tabela1.A1" office:value-type="string">
            <text:p text:style-name="P3">lek.med. <text:span text:style-name="T7">Katarzyna Śliwa</text:span></text:p>
          </table:table-cell>
          <table:table-cell table:style-name="Tabela1.A1" office:value-type="string">
            <text:p text:style-name="P3">lek. med. <text:span text:style-name="T7">Agnieszka Kolczyńska- Kukla</text:span></text:p>
          </table:table-cell>
          <table:table-cell table:style-name="Tabela1.A1" office:value-type="string">
            <text:p text:style-name="P3">lek. med. <text:span text:style-name="T7">Denis Kowalski</text:span></text:p>
          </table:table-cell>
          <table:table-cell table:style-name="Tabela1.A1" office:value-type="string">
            <text:p text:style-name="P3">lek. med. <text:span text:style-name="T7">Jarosław Teodorowicz</text:span></text:p>
          </table:table-cell>
          <table:table-cell table:style-name="Tabela1.I1" office:value-type="string">
            <text:p text:style-name="P3">Lekarz chorób wewnętrznych <text:span text:style-name="T7">Jerzy Słodczyk badania USG</text:span></text:p>
          </table:table-cell>
        </table:table-row>
        <table:table-row>
          <table:table-cell table:style-name="Tabela1.A2" office:value-type="string">
            <text:p text:style-name="P1">Poniedziałek</text:p>
            <text:p text:style-name="Table_20_Contents"/>
            <text:p text:style-name="P2">Wizyty domowe:</text:p>
          </table:table-cell>
          <table:table-cell table:style-name="Tabela1.A2" office:value-type="string">
            <text:p text:style-name="P2">08:00-13:30</text:p>
            <text:p text:style-name="P2"/>
            <text:p text:style-name="P2">13:30-15:00</text:p>
          </table:table-cell>
          <table:table-cell table:style-name="Tabela1.A2" office:value-type="string">
            <text:p text:style-name="P2">09:00-12:30</text:p>
            <text:p text:style-name="P2"/>
            <text:p text:style-name="P2">12:30-13:00</text:p>
          </table:table-cell>
          <table:table-cell table:style-name="Tabela1.A2" office:value-type="string">
            <text:p text:style-name="P2">17:00-18:00</text:p>
          </table:table-cell>
          <table:table-cell table:style-name="Tabela1.A2" office:value-type="string">
            <text:p text:style-name="P2">12:00- 17:30</text:p>
            <text:p text:style-name="P2"/>
            <text:p text:style-name="P2">17:30-18:00</text:p>
          </table:table-cell>
          <table:table-cell table:style-name="Tabela1.A2" office:value-type="string">
            <text:p text:style-name="P2">09:00-12:00</text:p>
            <text:p text:style-name="P2"/>
            <text:p text:style-name="P2">12:00-12:4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14:30-17:30</text:p>
            <text:p text:style-name="P2"/>
            <text:p text:style-name="P2">17:30-18:00</text:p>
          </table:table-cell>
          <table:table-cell table:style-name="Tabela1.I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Wtorek</text:p>
            <text:p text:style-name="Table_20_Contents"/>
            <text:p text:style-name="P2">Wizyty domowe:</text:p>
          </table:table-cell>
          <table:table-cell table:style-name="Tabela1.A2" office:value-type="string">
            <text:p text:style-name="P2">12:00-16:00</text:p>
            <text:p text:style-name="P2"/>
            <text:p text:style-name="P2">16:00-18:00</text:p>
          </table:table-cell>
          <table:table-cell table:style-name="Tabela1.A2" office:value-type="string">
            <text:p text:style-name="P2">09:00-11:30</text:p>
          </table:table-cell>
          <table:table-cell table:style-name="Tabela1.A2" office:value-type="string">
            <text:p text:style-name="P2">17:00-18:00</text:p>
          </table:table-cell>
          <table:table-cell table:style-name="Tabela1.A2" office:value-type="string">
            <text:p text:style-name="P2">08:30-13:30</text:p>
            <text:p text:style-name="P2"/>
            <text:p text:style-name="P2">13:30-14:00</text:p>
          </table:table-cell>
          <table:table-cell table:style-name="Tabela1.A2" office:value-type="string">
            <text:p text:style-name="P2">12:15-15:00</text:p>
            <text:p text:style-name="P2"/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H3">
            <text:p text:style-name="P2"/>
          </table:table-cell>
          <table:table-cell table:style-name="Tabela1.I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Środa</text:p>
            <text:p text:style-name="P1"/>
            <text:p text:style-name="P2">Wizyty domowe:</text:p>
          </table:table-cell>
          <table:table-cell table:style-name="Tabela1.A2" office:value-type="string">
            <text:p text:style-name="P2">12:30-18:00</text:p>
            <text:p text:style-name="P2"/>
            <text:p text:style-name="P2">09:00-10:00</text:p>
          </table:table-cell>
          <table:table-cell table:style-name="Tabela1.A2" office:value-type="string">
            <text:p text:style-name="P2">09:00-12:30</text:p>
            <text:p text:style-name="P2"/>
            <text:p text:style-name="P2">12:30-13:00</text:p>
          </table:table-cell>
          <table:table-cell table:style-name="Tabela1.A2" office:value-type="string">
            <text:p text:style-name="P2">13:30-15:30</text:p>
            <text:p text:style-name="P2"/>
            <text:p text:style-name="P2">15:30-16:00</text:p>
          </table:table-cell>
          <table:table-cell table:style-name="Tabela1.A2" office:value-type="string">
            <text:p text:style-name="P2">08:30-13:30</text:p>
            <text:p text:style-name="P2"/>
            <text:p text:style-name="P2">13:30-14:00</text:p>
          </table:table-cell>
          <table:table-cell table:style-name="Tabela1.A2" office:value-type="string">
            <text:p text:style-name="P2">09:00-13:00</text:p>
            <text:p text:style-name="P2"/>
            <text:p text:style-name="P2">13:00-14:0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>14:30-17:30</text:p>
            <text:p text:style-name="P2"/>
            <text:p text:style-name="P2">17:30-18:00</text:p>
          </table:table-cell>
          <table:table-cell table:style-name="Tabela1.I2" office:value-type="string">
            <text:p text:style-name="P2">08:00-10:00</text:p>
          </table:table-cell>
        </table:table-row>
        <table:table-row>
          <table:table-cell table:style-name="Tabela1.A2" office:value-type="string">
            <text:p text:style-name="P1">Czwartek</text:p>
            <text:p text:style-name="Table_20_Contents"/>
            <text:p text:style-name="P2">Wizyty domowe:</text:p>
          </table:table-cell>
          <table:table-cell table:style-name="Tabela1.A2" office:value-type="string">
            <text:p text:style-name="P2">08:00-13:00</text:p>
            <text:p text:style-name="P2"/>
            <text:p text:style-name="P2">13:00-15:30</text:p>
          </table:table-cell>
          <table:table-cell table:style-name="Tabela1.A2" office:value-type="string">
            <text:p text:style-name="P2">09:00-11:30</text:p>
          </table:table-cell>
          <table:table-cell table:style-name="Tabela1.A2" office:value-type="string">
            <text:p text:style-name="P2">13:30-15:30</text:p>
            <text:p text:style-name="P2"/>
            <text:p text:style-name="P2">15:30-16:30</text:p>
          </table:table-cell>
          <table:table-cell table:style-name="Tabela1.A2" office:value-type="string">
            <text:p text:style-name="P2">09:00-14:30</text:p>
            <text:p text:style-name="P2"/>
          </table:table-cell>
          <table:table-cell table:style-name="Tabela1.A2" office:value-type="string">
            <text:p text:style-name="P2">13:00-17:00</text:p>
            <text:p text:style-name="P2"/>
            <text:p text:style-name="P2">17:00-18:00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I2" office:value-type="string">
            <text:p text:style-name="P2">08:00-12:00</text:p>
          </table:table-cell>
        </table:table-row>
        <table:table-row>
          <table:table-cell table:style-name="Tabela1.A2" office:value-type="string">
            <text:p text:style-name="P1">Piątek </text:p>
            <text:p text:style-name="Table_20_Contents"/>
            <text:p text:style-name="P2">Wizyty domowe:</text:p>
          </table:table-cell>
          <table:table-cell table:style-name="Tabela1.A2" office:value-type="string">
            <text:p text:style-name="P2">08:00-13:00</text:p>
            <text:p text:style-name="P2"/>
            <text:p text:style-name="P2">13:00-15:30</text:p>
          </table:table-cell>
          <table:table-cell table:style-name="Tabela1.A2" office:value-type="string">
            <text:p text:style-name="P2">09:00-12:30</text:p>
            <text:p text:style-name="P2"/>
            <text:p text:style-name="P2">12:30-13:00</text:p>
          </table:table-cell>
          <table:table-cell table:style-name="Tabela1.A2" office:value-type="string">
            <text:p text:style-name="P2">13:30-15:00</text:p>
          </table:table-cell>
          <table:table-cell table:style-name="Tabela1.A2" office:value-type="string">
            <text:p text:style-name="P2">08:30-13:30</text:p>
            <text:p text:style-name="P2"/>
            <text:p text:style-name="P2">13:30-14:00</text:p>
          </table:table-cell>
          <table:table-cell table:style-name="Tabela1.A2" office:value-type="string">
            <text:p text:style-name="P2">09:00-12:00</text:p>
            <text:p text:style-name="P2"/>
            <text:p text:style-name="P2">12:00-13:00</text:p>
          </table:table-cell>
          <table:table-cell table:style-name="Tabela1.A2" office:value-type="string">
            <text:p text:style-name="P2">14:00-17:30</text:p>
            <text:p text:style-name="P2"/>
            <text:p text:style-name="P2">17:30-18:00</text:p>
          </table:table-cell>
          <table:table-cell table:style-name="Tabela1.A2" office:value-type="string">
            <text:p text:style-name="P2"/>
          </table:table-cell>
          <table:table-cell table:style-name="Tabela1.I2" office:value-type="string">
            <text:p text:style-name="P2"/>
          </table:table-cell>
        </table:table-row>
      </table:table>
      <text:p text:style-name="Standard"/>
      <text:p text:style-name="Standard"/>
      <text:p text:style-name="P6">Poradnia Podstawowej Opieki Zdrowotnej Tel. (32) 233-70-30</text:p>
      <text:p text:style-name="P6">Zbrosławice, ul. Piastowska 3</text:p>
      <text:p text:style-name="P8"><text:span text:style-name="T9">LEKARZ POZ:</text:span><text:span text:style-name="T11"> </text:span><text:span text:style-name="T8"><text:s text:c="13"/><text:tab/> <text:s/><text:tab/><text:tab/></text:span><text:span text:style-name="T10">Poniedziałek <text:s text:c="2"/><text:tab/>12:00 – 13:00</text:span></text:p>
      <text:p text:style-name="P8"><text:span text:style-name="T10"><text:tab/><text:tab/><text:tab/><text:tab/><text:tab/><text:tab/></text:span><text:span text:style-name="T12">Czwartek</text:span><text:span text:style-name="T10"> <text:s text:c="2"/><text:tab/><text:tab/>12:00 – 13:00</text:span></text:p>
      <text:p text:style-name="P8"><text:span text:style-name="T8">PIELĘGNIARKA POZ: <text:tab/><text:tab/> </text:span><text:span text:style-name="T10"><text:s/><text:tab/> Wtorek <text:s/><text:tab/> <text:s text:c="2"/><text:tab/>08:00 – 09:00</text:span></text:p>
      <text:p text:style-name="P7"><text:tab/><text:tab/><text:tab/><text:tab/><text:tab/><text:tab/>Środa<text:tab/> <text:s text:c="3"/><text:tab/><text:tab/>08:00 – 09:00</text:p>
      <text:p text:style-name="P7"><text:span text:style-name="T13">POŁOŻNA POZ:<text:tab/><text:tab/><text:tab/><text:tab/></text:span><text:span text:style-name="T14">Piątek <text:s text:c="2"/><text:tab/><text:tab/>10:00 – 12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4T15:11:59.12</meta:creation-date>
    <dc:date>2024-08-08T11:40:30.69</dc:date>
    <meta:editing-duration>PT1H15M52S</meta:editing-duration>
    <meta:editing-cycles>17</meta:editing-cycles>
    <meta:generator>OpenOffice/4.1.14$Win32 OpenOffice.org_project/4114m1$Build-9811</meta:generator>
    <meta:print-date>2024-02-19T11:29:55.10</meta:print-date>
    <meta:document-statistic meta:table-count="1" meta:image-count="0" meta:object-count="0" meta:page-count="1" meta:paragraph-count="79" meta:word-count="150" meta:character-count="1323"/>
  </office:meta>
</office:document-meta>
</file>